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522849" calcext:value-type="float">
            <text:p>74522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72309" calcext:value-type="float">
            <text:p>423723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453335" calcext:value-type="float">
            <text:p>47453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008263" calcext:value-type="float">
            <text:p>380082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735736" calcext:value-type="float">
            <text:p>32735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770759" calcext:value-type="float">
            <text:p>307707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27255" calcext:value-type="float">
            <text:p>309272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442322" calcext:value-type="float">
            <text:p>364423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670388" calcext:value-type="float">
            <text:p>346703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789504" calcext:value-type="float">
            <text:p>307895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562305" calcext:value-type="float">
            <text:p>325623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261607" calcext:value-type="float">
            <text:p>342616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019036" calcext:value-type="float">
            <text:p>310190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149219" calcext:value-type="float">
            <text:p>29149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2:03:04.570674561</meta:creation-date>
    <dc:date>2015-03-02T22:04:22.361346024</dc:date>
    <meta:editing-duration>P0D</meta:editing-duration>
    <meta:editing-cycles>1</meta:editing-cycles>
    <meta:document-statistic meta:table-count="1" meta:cell-count="28" meta:object-count="0"/>
    <meta:generator>LibreOffice/4.2.7.2$Linux_X86_64 LibreOffice_project/420m0$Build-2</meta:generator>
  </office:meta>
</office:document-meta>
</file>